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272" calcext:value-type="float">
            <text:p>59.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884" calcext:value-type="float">
            <text:p>59.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408" calcext:value-type="float">
            <text:p>59.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928" calcext:value-type="float">
            <text:p>59.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488" calcext:value-type="float">
            <text:p>58.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8152" calcext:value-type="float">
            <text:p>57.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0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6208" calcext:value-type="float">
            <text:p>62.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0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0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9632" calcext:value-type="float">
            <text:p>61.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0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152" calcext:value-type="float">
            <text:p>61.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</text:p>
          </table:table-cell>
          <table:table-cell office:value-type="string" calcext:value-type="string">
            <text:p>NHP-MB-001</text:p>
          </table:table-cell>
          <table:table-cell office:value-type="string" calcext:value-type="string">
            <text:p>200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